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kahlouche@kahlouche-LIFEBOOK-E752:~$ mkdir"jaime le shell"</text:p>
      <text:p text:style-name="Standard">mkdirjaime le shell : commande introuvable</text:p>
      <text:p text:style-name="Standard">kahlouche@kahlouche-LIFEBOOK-E752:~$ mkdir"jaime/le/shell"</text:p>
      <text:p text:style-name="Standard">bash: mkdirjaime/le/shell: Aucun fichier ou dossier de ce type</text:p>
      <text:p text:style-name="Standard">kahlouche@kahlouche-LIFEBOOK-E752:~$ mkdir-p chemin/vers/mondossier</text:p>
      <text:p text:style-name="Standard">mkdir-p : commande introuvable</text:p>
      <text:p text:style-name="Standard">kahlouche@kahlouche-LIFEBOOK-E752:~$ mkdir jaime le shell</text:p>
      <text:p text:style-name="Standard">kahlouche@kahlouche-LIFEBOOK-E752:~$ mkdir chemin/vers/mon/dossier</text:p>
      <text:p text:style-name="Standard">mkdir: impossible de créer le répertoire «chemin/vers/mon/dossier»: Aucun fichier ou dossier de ce type</text:p>
      <text:p text:style-name="Standard">kahlouche@kahlouche-LIFEBOOK-E752:~$ mkdir chemin/vers/mon/dossier</text:p>
      <text:p text:style-name="Standard">mkdir: impossible de créer le répertoire «chemin/vers/mon/dossier»: Aucun fichier ou dossier de ce type</text:p>
      <text:p text:style-name="Standard">kahlouche@kahlouche-LIFEBOOK-E752:~$ mkdir Jaime_le_shell</text:p>
      <text:p text:style-name="Standard">kahlouche@kahlouche-LIFEBOOK-E752:~$ ls</text:p>
      <text:p text:style-name="Standard">Bureau <text:s text:c="11"/>Images <text:s text:c="9"/>le <text:s text:c="6"/>Public <text:s/>softLikeCoton</text:p>
      <text:p text:style-name="Standard">Documents <text:s text:c="8"/>jaime <text:s text:c="10"/>Modèles <text:s/>shell <text:s text:c="2"/>Téléchargements</text:p>
      <text:p text:style-name="Standard">examples.desktop <text:s/>Jaime_le_shell <text:s/>Musique <text:s/>snap <text:s text:c="3"/>Vidéos</text:p>
      <text:p text:style-name="Standard">kahlouche@kahlouche-LIFEBOOK-E752:~$ ls -lt</text:p>
      <text:p text:style-name="Standard">total 68</text:p>
      <text:p text:style-name="Standard">drwxr-xr-x 2 kahlouche kahlouche 4096 déc. <text:s/>12 23:48 Jaime_le_shell</text:p>
      <text:p text:style-name="Standard">drwxr-xr-x 7 kahlouche kahlouche 4096 déc. <text:s/>12 23:41 Bureau</text:p>
      <text:p text:style-name="Standard">drwxr-xr-x 2 kahlouche kahlouche 4096 déc. <text:s/>12 23:36 jaime</text:p>
      <text:p text:style-name="Standard">drwxr-xr-x 2 kahlouche kahlouche 4096 déc. <text:s/>12 23:36 le</text:p>
      <text:p text:style-name="Standard">drwxr-xr-x 2 kahlouche kahlouche 4096 déc. <text:s/>12 23:36 shell</text:p>
      <text:p text:style-name="Standard">drwxr-xr-x 3 kahlouche kahlouche 4096 déc. <text:s/>12 13:36 Téléchargements</text:p>
      <text:p text:style-name="Standard">drwxr-xr-x 2 kahlouche kahlouche 4096 déc. <text:s/>10 11:36 Documents</text:p>
      <text:p text:style-name="Standard">drwxr-xr-x 2 kahlouche kahlouche 4096 déc. <text:s text:c="2"/>7 23:22 Images</text:p>
      <text:p text:style-name="Standard">drwxr-xr-x 3 kahlouche kahlouche 4096 déc. <text:s text:c="2"/>6 15:42 snap</text:p>
      <text:p text:style-name="Standard">drwxrwxr-x 4 kahlouche kahlouche 4096 déc. <text:s text:c="2"/>4 15:59 softLikeCoton</text:p>
      <text:p text:style-name="Standard">drwxr-xr-x 2 kahlouche kahlouche 4096 déc. <text:s text:c="2"/>3 11:00 Modèles</text:p>
      <text:p text:style-name="Standard">drwxr-xr-x 2 kahlouche kahlouche 4096 déc. <text:s text:c="2"/>3 11:00 Musique</text:p>
      <text:p text:style-name="Standard">drwxr-xr-x 2 kahlouche kahlouche 4096 déc. <text:s text:c="2"/>3 11:00 Public</text:p>
      <text:p text:style-name="Standard">drwxr-xr-x 2 kahlouche kahlouche 4096 déc. <text:s text:c="2"/>3 11:00 Vidéos</text:p>
      <text:p text:style-name="Standard">-rw-r--r-- 1 kahlouche kahlouche 8980 déc. <text:s text:c="2"/>3 10:41 examples.desktop</text:p>
      <text:p text:style-name="Standard">kahlouche@kahlouche-LIFEBOOK-E752:~$ { Jaime_le_shell } " ls -l</text:p>
      <text:p text:style-name="Standard">&gt; </text:p>
      <text:p text:style-name="Standard">&gt; touch fichier.txt</text:p>
      <text:p text:style-name="Standard">&gt; </text:p>
      <text:p text:style-name="Standard">&gt; ~$ mkdir Musique snap Vidéos</text:p>
      <text:p text:style-name="Standard">&gt; <text:s/>~$ ls -l</text:p>
      <text:p text:style-name="Standard">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00:40:58.518677739</meta:creation-date>
    <dc:date>2018-12-13T00:41:33.018134156</dc:date>
    <meta:editing-duration>PT35S</meta:editing-duration>
    <meta:editing-cycles>1</meta:editing-cycles>
    <meta:document-statistic meta:table-count="0" meta:image-count="0" meta:object-count="0" meta:page-count="1" meta:paragraph-count="40" meta:word-count="251" meta:character-count="2091" meta:non-whitespace-character-count="1800"/>
    <meta:generator>LibreOffice/6.0.6.2$Linux_X86_64 LibreOffice_project/00m0$Build-2</meta:generator>
  </office:meta>
</office:document-meta>
</file>